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74.61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23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pperhan, 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Salo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ining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 and Bar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CE Auto Supply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merican and English Bicycle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Blacksmith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Electric Servi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Painting <text:s/>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Painting And Body Shop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Repairing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Sale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Supplies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bile Technicia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eauty Salo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are Storag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leaning and Tailoring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Diner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Printers and Publisher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adio Repairing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tail Wine and Liquor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sed Car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Dine and Dance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Cabaret and 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Salo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Lunch Room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“Trailers Park”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“Way Cross”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ommouth Cav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 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ren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table:style-name="ce1"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ootblack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vey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Reveytown does not exist. Using “Tinton Falls” to geocode, following this mention: https://www.ancestry.com/boards/localities.northam.usa.states.newjersey.counties.monmouth/155.2.1/mb.ash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staurant</text:p>
          </table:table-cell>
          <table:table-cell office:value-type="float" office:value="38" calcext:value-type="float">
            <text:p>38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vern</text:p>
          </table:table-cell>
          <table:table-cell office:value-type="float" office:value="67" calcext:value-type="float">
            <text:p>6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arber Shop</text:p>
          </table:table-cell>
          <table:table-cell office:value-type="float" office:value="22" calcext:value-type="float">
            <text:p>2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eauty Parlor</text:p>
          </table:table-cell>
          <table:table-cell office:value-type="float" office:value="29" calcext:value-type="float">
            <text:p>29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17" calcext:value-type="float">
            <text:p>1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leaners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Loa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Dance Hall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ilor and Cleane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Sales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Repairing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ance Hal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heater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, Long Is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, Long Is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heater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arber Shop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adio Repairing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aberdash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oom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Millinery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ilor and Clean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Both advertisement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c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ountry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6" calcext:value-type="float">
            <text:p>1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table:style-name="ce1" office:value-type="string" calcext:value-type="string">
            <text:p><text:span text:style-name="T1">Probably “Glasgow Junction”. Exact location seems to be unknown. See here: </text:span><text:span text:style-name="T1"><text:a xlink:href="http://roadsidethoughts.com/ky/glasgow-junction-xx-barren-misc.htm" xlink:type="simple">http://roadsidethoughts.com/ky/glasgow-junction-xx-barren-misc.htm</text:a></text:span><text:span text:style-name="T1"> Using “Glasgow, KY”  for geocoding as approximation.</text:span>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robably “Glasgow Junction”. Exact location seems to be unknown. See here: <text:a xlink:href="http://roadsidethoughts.com/ky/glasgow-junction-xx-barren-misc.htm" xlink:type="simple">http://roadsidethoughts.com/ky/glasgow-junction-xx-barren-misc.htm</text:a> Using “Glasgow, KY”  for geocoding as approximation.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i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 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el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 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V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 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bsec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8" calcext:value-type="float">
            <text:p>1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table:style-name="ce1"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ance Hal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arry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ock Mount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axi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c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cr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c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shoc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ssil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ewo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i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msburg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heater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e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 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 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c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t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t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arpers Fer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0:02:50.6269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7-22T10:03:31.056516000</dc:date>
    <dc:creator>Claudia Engel</dc:creator>
    <meta:editing-duration>P13DT12H9M54S</meta:editing-duration>
    <meta:editing-cycles>353</meta:editing-cycles>
    <meta:generator>LibreOffice/5.1.3.2$MacOSX_X86_64 LibreOffice_project/644e4637d1d8544fd9f56425bd6cec110e49301b</meta:generator>
    <meta:document-statistic meta:table-count="1" meta:cell-count="6349" meta:object-count="0"/>
  </office:meta>
</office:document-meta>
</file>